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4.395cm" presentation:class="title" presentation:user-transformed="true">
          <draw:text-box>
            <text:p text:style-name="P1"><text:span text:style-name="T1">Aleluy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Padre, yo te quiero amar</text:span><text:span text:style-name="T2"><text:line-break/></text:span><text:span text:style-name="T2">Y tocar tu corazón</text:span><text:span text:style-name="T2"><text:line-break/></text:span><text:span text:style-name="T2">Y rendirme a tus pies</text:span><text:span text:style-name="T2"><text:line-break/></text:span><text:span text:style-name="T2">Oh, mi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Quiero estar cerca de ti</text:span><text:span text:style-name="T2"><text:line-break/></text:span><text:span text:style-name="T2">Y adorarte con todo mi ser</text:span><text:span text:style-name="T2"><text:line-break/></text:span><text:span text:style-name="T2">Y rendirte toda gloria</text:span><text:span text:style-name="T2"><text:line-break/></text:span><text:span text:style-name="T2">Aleluy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Aleluya</text:span><text:span text:style-name="T2"><text:line-break/></text:span><text:span text:style-name="T2">Aleluya</text:span><text:span text:style-name="T2"><text:line-break/></text:span><text:span text:style-name="T2">Aleluya</text:span><text:span text:style-name="T2"><text:line-break/></text:span><text:span text:style-name="T2">Aleluy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Cuando sienta yo caer</text:span><text:span text:style-name="T2"><text:line-break/></text:span><text:span text:style-name="T2">Firme en ti estaré</text:span><text:span text:style-name="T2"><text:line-break/></text:span><text:span text:style-name="T2">Pues tú eres mi refugio</text:span><text:span text:style-name="T2"><text:line-break/></text:span><text:span text:style-name="T2">Oh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No importa donde pueda estar</text:span><text:span text:style-name="T2"><text:line-break/></text:span><text:span text:style-name="T2">En valles de dificultad</text:span><text:span text:style-name="T2"><text:line-break/></text:span><text:span text:style-name="T2">Te adoraré cantando</text:span><text:span text:style-name="T2"><text:line-break/></text:span><text:span text:style-name="T2">Aleluy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Aleluya</text:span><text:span text:style-name="T2"><text:line-break/></text:span><text:span text:style-name="T2">Aleluya</text:span><text:span text:style-name="T2"><text:line-break/></text:span><text:span text:style-name="T2">Aleluya</text:span><text:span text:style-name="T2"><text:line-break/></text:span><text:span text:style-name="T2">Aleluy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Cuando sienta yo caer</text:span><text:span text:style-name="T2"><text:line-break/></text:span><text:span text:style-name="T2">Firme en ti estaré</text:span><text:span text:style-name="T2"><text:line-break/></text:span><text:span text:style-name="T2">Pues tú eres mi refugio</text:span><text:span text:style-name="T2"><text:line-break/></text:span><text:span text:style-name="T2">Oh,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No importa donde pueda estar</text:span><text:span text:style-name="T2"><text:line-break/></text:span><text:span text:style-name="T2">En valles de dificultad</text:span><text:span text:style-name="T2"><text:line-break/></text:span><text:span text:style-name="T2">Te adoraré cantando</text:span><text:span text:style-name="T2"><text:line-break/></text:span><text:span text:style-name="T2">Aleluy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Aleluya</text:span><text:span text:style-name="T2"><text:line-break/></text:span><text:span text:style-name="T2">Aleluya</text:span><text:span text:style-name="T2"><text:line-break/></text:span><text:span text:style-name="T2">Aleluya</text:span><text:span text:style-name="T2"><text:line-break/></text:span><text:span text:style-name="T2">Aleluya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7T18:27:22.973000000</meta:creation-date>
    <dc:date>2023-01-17T18:58:46.757000000</dc:date>
    <meta:editing-duration>PT31M24S</meta:editing-duration>
    <meta:editing-cycles>1</meta:editing-cycles>
    <meta:document-statistic meta:object-count="51"/>
    <meta:generator>LibreOffice/7.4.4.2$Windows_X86_64 LibreOffice_project/85569322deea74ec9134968a29af2df5663baa21</meta:generator>
  </office:meta>
</office:document-meta>
</file>